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обрый день! Всё же решил ответить я сам. Мне казалось, что я достаточно чётко изложил происходящее с отцом, однако, как и подавляющее большинство его знакомых, то, что я знаю и рассказываю, воспринимается как наговор на отца, т.к. все знают его таким, каким он был в молодости, и никто не хочет верить, что с приходом болезни люди меняются. Вообще, в странах бывшего СССР не принято говорить о психическим заболеваниях, обращение за помощью вызывает ужас, связанный с существовавшими когда-то предрассудками (ныне не имеющими под собой никаких оснований), а групп, как на Западе, занимающихся психологической поддержкой родственников таких больных, - да, да, тут прежде всего необходима психологическая поддержка родственников из ближайшего окружения - нет. </text:span><text:line-break/><text:line-break/><text:span text:style-name="T1">Не знаю, сталкивались ли Вы с психически больными людьми, а я - да. Причём и в институте, и в жизни, и у знакомых и вот - повезло! - на своём опыте. НИ ОДИН из них НИКОГДА примет факт, что у него что-то не так с головой. Они уверены в своей правоте, что окружающие над ними издеваются, а они ничего "плохого" не делают. При этом длительное время, пока организму более-менее удаётся компенсировать возникшие нарушения, они напрягаются в присутствии чужих (не близких) людей, производя впечатление очень адекватных людей и усиливая мнение окружающих в том, что близкие "наговаривают, ибо хотят..." - чего угодно хотят: квартиры, машины и т.д. Да, и это тоже особенность течения болезни, когда распадается мозг: они изворачиваются, лгут, но всегда в свою (!) пользу. Если почитать литературу о течении деменции, то там чётко сказано (и я это вижу), что они выбирают </text:span><text:line-break/><text:line-break/><text:span text:style-name="T1">Мне не пришлось ухаживать за родителями отца, хотя было пару раз, когда я ездил в Полоцк подменить Свету на пару дней. Так вот, я вижу аналогичные черты поведения, гримасы, фразы и т.д. сейчас у отца. Так сказать, 2 в 1 флаконе. Свету (папину сестру) всегда упрекали в том, что она "кричит на бабушку", деда, якобы, толкает, "а он так хорошо по телефону говорит!" Да, говорит, очень долго говорил. Но как только клал трубку, снова начинался тот кошмар, в котором Света жила 20 лет в сумме. Между прочим, папа за все эти годы просто дистанцировался от своих родителей, появляясь там реже раза в год под предлогом "у меня дача", "у меня работа". Однажды, когда Света позвонила никакая и сказала, что не знает, что делать - дед начал по ночам принимать её за вора в доме и набрасываться с кулаками - вместо того, чтобы бросить всё и поехать туда разобраться, он начал звонить на горячую линию Минздрава, чтобы деда забрали в психиатрическую лечебницу. И только под моим нажимом он взял билет и всё же поехал туда. Со Светой они ездили смотреть интернат, чтобы сдать деда, но потом Света успокоилась и сказала, что сама будет досматривать... </text:span><text:line-break/><text:line-break/><text:span text:style-name="T1">А теперь - внимание! - когда я столько лет просил по-хорошему, объяснял, уговаривал обратиться даже не к психиатру, а психотерапевту, то папа мне закатывал такие истерики с уходами из дома (кстати, абсолютно не отчитываясь куда - Вы считаете, я тогда не волновался, куда он посреди ночи делся?), что мало мне не казалось - это ж оскорбление!! Хотя он прекрасно знал, что мамина подруга обращалась к психиатру и принимает таблетки (у неё другие проблемы), но сам факт! И самое интересное, что подругу завела к психиатру именно моя мама! И он тоже ЗНАЕТ об этом. И если бы была жива мама, он бы делал всё, что она сказала, безоговорочно и безропотно. А так из меня делают монстра.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15:58.342000000</meta:creation-date>
    <dc:date>2020-05-14T14:16:28.750000000</dc:date>
    <meta:editing-duration>PT32S</meta:editing-duration>
    <meta:editing-cycles>1</meta:editing-cycles>
    <meta:document-statistic meta:table-count="0" meta:image-count="0" meta:object-count="0" meta:page-count="1" meta:paragraph-count="1" meta:word-count="560" meta:character-count="3446" meta:non-whitespace-character-count="2879"/>
    <meta:generator>Neat_Office/6.2.8.2$Windows_x86 LibreOffice_project/</meta:generator>
  </office:meta>
</office:document-meta>
</file>